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fcdbb" officeooo:paragraph-rsid="000fcdbb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P6" style:family="paragraph" style:parent-style-name="Standard">
      <style:text-properties style:font-name="Arial" officeooo:rsid="0010e136" officeooo:paragraph-rsid="0010e136"/>
    </style:style>
    <style:style style:name="P7" style:family="paragraph" style:parent-style-name="Standard">
      <style:text-properties style:font-name="Arial" officeooo:rsid="0010e136" officeooo:paragraph-rsid="00122b02"/>
    </style:style>
    <style:style style:name="P8" style:family="paragraph" style:parent-style-name="Standard">
      <style:text-properties style:font-name="Arial" officeooo:rsid="00122b02" officeooo:paragraph-rsid="00122b02"/>
    </style:style>
    <style:style style:name="P9" style:family="paragraph" style:parent-style-name="Standard">
      <style:text-properties style:font-name="Arial" fo:font-weight="bold" officeooo:rsid="00122b02" officeooo:paragraph-rsid="00122b02" style:font-weight-asian="bold" style:font-weight-complex="bold"/>
    </style:style>
    <style:style style:name="P10" style:family="paragraph" style:parent-style-name="Standard">
      <style:text-properties style:font-name="Arial" fo:font-weight="bold" officeooo:rsid="0010e136" officeooo:paragraph-rsid="0010e136" style:font-weight-asian="bold" style:font-weight-complex="bold"/>
    </style:style>
    <style:style style:name="T1" style:family="text">
      <style:text-properties fo:font-weight="bold" officeooo:rsid="000fcdbb" style:font-weight-asian="bold" style:font-weight-complex="bold"/>
    </style:style>
    <style:style style:name="T2" style:family="text">
      <style:text-properties fo:font-weight="bold" officeooo:rsid="00122b02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0e136"/>
    </style:style>
    <style:style style:name="T5" style:family="text">
      <style:text-properties officeooo:rsid="00122b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range Carnitas</text:span> <text:span text:style-name="T2">(Pork)</text:span></text:p>
      <text:p text:style-name="P2"/>
      <text:p text:style-name="P1"/>
      <text:p text:style-name="P1"><text:span text:style-name="T3">Amount</text:span><text:tab/><text:tab/><text:span text:style-name="T3">Ingredient</text:span></text:p>
      <text:p text:style-name="P1"/>
      <text:p text:style-name="P4">1 LB<text:tab/><text:tab/><text:tab/>Bone-in Pork Shoulder or Butt, fat trimmed</text:p>
      <text:p text:style-name="P4"/>
      <text:p text:style-name="P4">2 tsp<text:tab/><text:tab/><text:tab/>Orange Zest</text:p>
      <text:p text:style-name="P4">2 cups <text:tab/><text:tab/>Orange Juice [fresh squeezed and bottled) – <text:span text:style-name="T4">divided</text:span></text:p>
      <text:p text:style-name="P4">1 – .5 lb<text:tab/><text:tab/>Onion, chopped</text:p>
      <text:p text:style-name="P4">1.5 tsp <text:tab/><text:tab/>New Mexican Chili</text:p>
      <text:p text:style-name="P4">1<text:tab/><text:tab/><text:tab/>Pascilla Pepper</text:p>
      <text:p text:style-name="P4"/>
      <text:p text:style-name="P4">1 15 oz Can<text:tab/><text:tab/>Black Beans, rinsed and drained</text:p>
      <text:p text:style-name="P4"/>
      <text:p text:style-name="P4">8<text:tab/><text:tab/><text:tab/>10 inch Flour Tortillas (warmed)</text:p>
      <text:p text:style-name="P4">1/3 Cup<text:tab/><text:tab/>Green Onions, thinly sliced (white and top)</text:p>
      <text:p text:style-name="P4">1/3 Cup <text:tab/><text:tab/>Agria</text:p>
      <text:p text:style-name="P4">1/3 Cup<text:tab/><text:tab/>Tomato Sauce</text:p>
      <text:p text:style-name="P4"><text:tab/><text:tab/><text:tab/>Salt</text:p>
      <text:p text:style-name="P1"/>
      <text:p text:style-name="P3">Cooking Instructions:</text:p>
      <text:p text:style-name="P1"/>
      <text:p text:style-name="P4">Cut pork into ¼ to ½ inch cubes</text:p>
      <text:p text:style-name="P4"/>
      <text:p text:style-name="P4">Cook on High Heat, stirring often, until pork is browned and medium rare, <text:span text:style-name="T4">about 5 – 6 mins</text:span></text:p>
      <text:p text:style-name="P4"/>
      <text:p text:style-name="P10">Add </text:p>
      <text:p text:style-name="P6">Orange zest, </text:p>
      <text:p text:style-name="P6">1 Cup of Orange Juice (save ½ Cup fressh squeezed for finishing)</text:p>
      <text:p text:style-name="P6">New Mexican Chili </text:p>
      <text:p text:style-name="P6">Pascilla Pepper</text:p>
      <text:p text:style-name="P4"/>
      <text:p text:style-name="P6">Cook over Medium-High Heat until liquid evaporated and meat is lightly browned, </text:p>
      <text:p text:style-name="P6">about 20 minutes</text:p>
      <text:p text:style-name="P6"/>
      <text:p text:style-name="P9">Add</text:p>
      <text:p text:style-name="P8">½ Cup Orange Juice, scrape browned bits free, stir until Juice evaporated, about 5 minutes</text:p>
      <text:p text:style-name="P8"/>
      <text:p text:style-name="P9">Add</text:p>
      <text:p text:style-name="P8">Black Beans </text:p>
      <text:p text:style-name="P8"/>
      <text:p text:style-name="P8">Stir just until Beans are warm, about 2 minutes</text:p>
      <text:p text:style-name="P8"/>
      <text:p text:style-name="P9">Add</text:p>
      <text:p text:style-name="P8">Remaining ½ Cup Fresh Squeezed Orange Juice</text:p>
      <text:p text:style-name="P8"/>
      <text:p text:style-name="P8">Serve Pork in warm Tortillas, with Green Onions, Agria, Salsa and Salt to taste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3:59:33.969000000</meta:creation-date>
    <meta:editing-duration>PT6M2S</meta:editing-duration>
    <meta:editing-cycles>2</meta:editing-cycles>
    <meta:generator>LibreOffice/6.3.2.2$Windows_X86_64 LibreOffice_project/98b30e735bda24bc04ab42594c85f7fd8be07b9c</meta:generator>
    <dc:date>2020-03-27T14:26:36.783000000</dc:date>
    <meta:document-statistic meta:table-count="0" meta:image-count="0" meta:object-count="0" meta:page-count="1" meta:paragraph-count="32" meta:word-count="184" meta:character-count="1047" meta:non-whitespace-character-count="865"/>
  </office:meta>
</office:document-meta>
</file>